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5d45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8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079e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5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079e4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5de4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18d55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15de46" officeooo:paragraph-rsid="0015de4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officeooo:rsid="001079e4"/>
    </style:style>
    <style:style style:name="T6" style:family="text">
      <style:text-properties fo:color="#000000" officeooo:rsid="00193435"/>
    </style:style>
    <style:style style:name="T7" style:family="text">
      <style:text-properties officeooo:rsid="001351d8"/>
    </style:style>
    <style:style style:name="T8" style:family="text">
      <style:text-properties officeooo:rsid="0014b97a"/>
    </style:style>
    <style:style style:name="T9" style:family="text">
      <style:text-properties officeooo:rsid="0016efa2"/>
    </style:style>
    <style:style style:name="T10" style:family="text">
      <style:text-properties officeooo:rsid="00193435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3" style:family="text">
      <style:text-properties officeooo:rsid="001a0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5">Лабораторная работа</text:p>
      <text:p text:style-name="P5">по курсу «<text:span text:style-name="T1">Операционные системы</text:span>»</text:p>
      <text:p text:style-name="P5">III Семестр</text:p>
      <text:p text:style-name="P5"/>
      <text:p text:style-name="P6">Задание <text:span text:style-name="T9">4</text:span></text:p>
      <text:p text:style-name="P6">Вариант <text:span text:style-name="T10">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Студент:</text:p>
          </table:table-cell>
          <table:table-cell table:style-name="Table1.B1" office:value-type="string">
            <text:p text:style-name="P17">Синявский А.В</text:p>
          </table:table-cell>
        </table:table-row>
        <table:table-row>
          <table:table-cell table:style-name="Table1.A5" office:value-type="string">
            <text:p text:style-name="P16">Группа:</text:p>
          </table:table-cell>
          <table:table-cell table:style-name="Table1.B5" office:value-type="string">
            <text:p text:style-name="P17">М80-208Б-18</text:p>
          </table:table-cell>
        </table:table-row>
        <table:table-row>
          <table:table-cell table:style-name="Table1.A5" office:value-type="string">
            <text:p text:style-name="P16">Преподаватель:</text:p>
          </table:table-cell>
          <table:table-cell table:style-name="Table1.B5" office:value-type="string">
            <text:p text:style-name="P20">Миронов Е.С</text:p>
          </table:table-cell>
        </table:table-row>
        <table:table-row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6">Оценка:</text:p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6" office:value-type="string">
            <text:p text:style-name="P16">Дата:</text:p>
          </table:table-cell>
          <table:table-cell table:style-name="Table1.B6" office:value-type="string">
            <text:p text:style-name="P19"/>
          </table:table-cell>
        </table:table-row>
      </table:table>
      <text:p text:style-name="P6"/>
      <text:p text:style-name="P6"/>
      <text:p text:style-name="P6"/>
      <text:p text:style-name="P2">Москва 2019</text:p>
      <text:p text:style-name="P2"/>
      <text:p text:style-name="P8"><text:soft-page-break/>1. <text:span text:style-name="T2">Описание задания</text:span></text:p>
      <text:p text:style-name="P25"><text:span text:style-name="T4"><text:tab/></text:span><text:span text:style-name="T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26"><text:span text:style-name="T12">Необходимо обрабатывать системные ошибки, которые могут возникнуть в результате работы.</text:span></text:p>
      <text:p text:style-name="P22"/>
      <text:p text:style-name="P21"><text:span text:style-name="T3"><text:tab/><text:tab/></text:span><text:span text:style-name="T5">Вариант </text:span><text:span text:style-name="T6">5</text:span><text:span text:style-name="T5">:</text:span></text:p>
      <text:p text:style-name="P23"><text:tab/>На вход программе подается команда интерпретатора команд. Программа должна произвести вывод команды в верхнем регистре.</text:p>
      <text:p text:style-name="P24"/>
      <text:p text:style-name="P7"/>
      <text:p text:style-name="P13"/>
      <text:p text:style-name="P13"/>
      <text:p text:style-name="P13"/>
      <text:p text:style-name="P13"/>
      <text:p text:style-name="P9">2. <text:span text:style-name="T2">Код программы</text:span></text:p>
      <text:p text:style-name="P28">#include &lt;stdio.h&gt;</text:p>
      <text:p text:style-name="P28">#include &lt;unistd.h&gt;</text:p>
      <text:p text:style-name="P28">#include &lt;stdlib.h&gt;</text:p>
      <text:p text:style-name="P28">#include &lt;sys/mman.h&gt;</text:p>
      <text:p text:style-name="P28">#include &lt;sys/stat.h&gt;</text:p>
      <text:p text:style-name="P28">#include &lt;sys/wait.h&gt;</text:p>
      <text:p text:style-name="P28"/>
      <text:p text:style-name="P28"/>
      <text:p text:style-name="P28">int main() {</text:p>
      <text:p text:style-name="P28"/>
      <text:p text:style-name="P28"><text:s text:c="4"/>FILE* tmp_file = fopen("file", "w+");</text:p>
      <text:p text:style-name="P28"><text:s text:c="4"/>if (!tmp_file) {</text:p>
      <text:p text:style-name="P28"><text:s text:c="8"/>printf("can`t open file\n");</text:p>
      <text:p text:style-name="P28"><text:s text:c="8"/>return -1;</text:p>
      <text:p text:style-name="P28"><text:s text:c="4"/>}</text:p>
      <text:p text:style-name="P28"><text:s text:c="4"/>int tmp_fd = fileno(tmp_file);</text:p>
      <text:p text:style-name="P28"/>
      <text:p text:style-name="P28"><text:s text:c="4"/>char buf[160];</text:p>
      <text:p text:style-name="P28"><text:s text:c="4"/>gets(buf);</text:p>
      <text:p text:style-name="P28"/>
      <text:p text:style-name="P28"><text:s text:c="4"/>pid_t pid;</text:p>
      <text:p text:style-name="P28"><text:s text:c="4"/>pid = fork();</text:p>
      <text:p text:style-name="P28"/>
      <text:p text:style-name="P28">//=======================entering-multiprocess-zone=========================//</text:p>
      <text:p text:style-name="P28"><text:s text:c="4"/>if (pid &lt; 0) {</text:p>
      <text:p text:style-name="P28"><text:s text:c="8"/>printf("failed to fork\n");</text:p>
      <text:p text:style-name="P28"><text:soft-page-break/><text:s text:c="8"/>return -1;</text:p>
      <text:p text:style-name="P28"><text:s text:c="4"/>}</text:p>
      <text:p text:style-name="P28"><text:s text:c="4"/>//===================parent=======================//</text:p>
      <text:p text:style-name="P28"><text:s text:c="4"/>else if (pid &gt; 0) {</text:p>
      <text:p text:style-name="P28"/>
      <text:p text:style-name="P28"><text:s text:c="8"/>printf("trying to enter parent...\n");</text:p>
      <text:p text:style-name="P28"><text:s text:c="8"/>wait(NULL);</text:p>
      <text:p text:style-name="P28"><text:s text:c="8"/>printf("now in parent\n");</text:p>
      <text:p text:style-name="P28"/>
      <text:p text:style-name="P28"><text:s text:c="8"/>struct stat statbuf;</text:p>
      <text:p text:style-name="P28"><text:s text:c="8"/>if ( fstat(tmp_fd, &amp;statbuf) &lt; 0 ) {</text:p>
      <text:p text:style-name="P28"><text:s text:c="12"/>printf("fstat error\n");</text:p>
      <text:p text:style-name="P28"><text:s text:c="12"/>return -1;</text:p>
      <text:p text:style-name="P28"><text:s text:c="8"/>}</text:p>
      <text:p text:style-name="P28"><text:s text:c="8"/>int size = (int)statbuf.st_size;</text:p>
      <text:p text:style-name="P28"/>
      <text:p text:style-name="P28"><text:s text:c="8"/>char* file_ptr = mmap(NULL, size, PROT_READ | PROT_WRITE, MAP_SHARED, tmp_fd, 0);</text:p>
      <text:p text:style-name="P28"><text:s text:c="8"/>if (file_ptr == MAP_FAILED) {</text:p>
      <text:p text:style-name="P28"><text:s text:c="12"/>printf("failed to map\n");</text:p>
      <text:p text:style-name="P28"><text:s text:c="12"/>return -1;</text:p>
      <text:p text:style-name="P28"><text:s text:c="8"/>}</text:p>
      <text:p text:style-name="P28"/>
      <text:p text:style-name="P28"><text:s text:c="8"/>char c;</text:p>
      <text:p text:style-name="P28"><text:s text:c="8"/>for(int i = 0; i &lt; size; i++) {</text:p>
      <text:p text:style-name="P28"><text:s text:c="12"/>c = file_ptr[i];</text:p>
      <text:p text:style-name="P28"><text:s text:c="12"/>if (('a' &lt;= (int)c) &amp;&amp; ((int)c &lt;= 'z')) {</text:p>
      <text:p text:style-name="P28"><text:s text:c="16"/>c = c - 32;</text:p>
      <text:p text:style-name="P28"><text:s text:c="12"/>}</text:p>
      <text:p text:style-name="P28"><text:s text:c="12"/>printf("%c", c);</text:p>
      <text:p text:style-name="P28"><text:s text:c="8"/>}</text:p>
      <text:p text:style-name="P28"><text:s text:c="8"/>system("rm file");</text:p>
      <text:p text:style-name="P28"><text:s text:c="8"/>return 0;</text:p>
      <text:p text:style-name="P28"><text:s text:c="4"/>}</text:p>
      <text:p text:style-name="P28"><text:s text:c="4"/>//===================child========================//</text:p>
      <text:p text:style-name="P28"><text:s text:c="4"/>else {</text:p>
      <text:p text:style-name="P28"><text:s text:c="8"/>printf("now in child\n");</text:p>
      <text:p text:style-name="P28"/>
      <text:p text:style-name="P28"><text:s text:c="8"/>if (dup2(tmp_fd, 1) &lt; 0) {</text:p>
      <text:p text:style-name="P28"><text:s text:c="12"/>printf("failed to execute dup2\n");</text:p>
      <text:p text:style-name="P28"><text:s text:c="12"/>exit(-1);</text:p>
      <text:p text:style-name="P28"><text:s text:c="12"/>}</text:p>
      <text:p text:style-name="P28"><text:s text:c="12"/>execlp(buf, buf, NULL);</text:p>
      <text:p text:style-name="P28"><text:s text:c="12"/>exit(0);</text:p>
      <text:p text:style-name="P28"><text:s text:c="8"/>}</text:p>
      <text:p text:style-name="P29">}</text:p>
      <text:p text:style-name="P11"/>
      <text:p text:style-name="P10"/>
      <text:p text:style-name="P10"/>
      <text:p text:style-name="P10"/>
      <text:p text:style-name="P10"><text:soft-page-break/><text:span text:style-name="T7">3</text:span>. <text:span text:style-name="T7">Протокол работы программы</text:span></text:p>
      <text:p text:style-name="P4"/>
      <text:p text:style-name="P30">anri@andrew-HP-250-G6:~/Documents/Github_repositories/OS_labs/lab4/src/build$ ./OS_lab4</text:p>
      <text:p text:style-name="P30">pwd</text:p>
      <text:p text:style-name="P30">trying to enter parent...</text:p>
      <text:p text:style-name="P30">now in child</text:p>
      <text:p text:style-name="P30">now in parent</text:p>
      <text:p text:style-name="P30">/HOME/ANRI/DOCUMENTS/GITHUB_REPOSITORIES/OS_LABS/LAB4/SRC/BUILD</text:p>
      <text:p text:style-name="P30">anri@andrew-HP-250-G6:~/Documents/Github_repositories/OS_labs/lab4/src/build$ ./OS_lab4</text:p>
      <text:p text:style-name="P30">ls</text:p>
      <text:p text:style-name="P30">trying to enter parent...</text:p>
      <text:p text:style-name="P30">now in child</text:p>
      <text:p text:style-name="P30">now in parent</text:p>
      <text:p text:style-name="P30">CMAKECACHE.TXT</text:p>
      <text:p text:style-name="P30">CMAKEFILES</text:p>
      <text:p text:style-name="P30">CMAKE_INSTALL.CMAKE</text:p>
      <text:p text:style-name="P30">FILE</text:p>
      <text:p text:style-name="P30">MAKEFILE</text:p>
      <text:p text:style-name="P30">OS_LAB4</text:p>
      <text:p text:style-name="P30">anri@andrew-HP-250-G6:~/Documents/Github_repositories/OS_labs/lab4/src/build$ ls</text:p>
      <text:p text:style-name="P30">CMakeCache.txt <text:s/>CMakeFiles <text:s/>cmake_install.cmake <text:s/>Makefile <text:s/>OS_lab4</text:p>
      <text:p text:style-name="P30">anri@andrew-HP-250-G6:~/Documents/Github_repositories/OS_labs/lab4/src/build$ pwd</text:p>
      <text:p text:style-name="P30">/home/anri/Documents/Github_repositories/OS_labs/lab4/src/build</text:p>
      <text:p text:style-name="P30">anri@andrew-HP-250-G6:~/Documents/Github_repositories/OS_labs/lab4/src/build$ </text:p>
      <text:p text:style-name="P15"/>
      <text:p text:style-name="P10">5. Объяснение работы программы</text:p>
      <text:p text:style-name="P3"><text:tab/><text:span text:style-name="T13">До создания подпроцесса (при помощи fork) инициализируются все переменные, которые будут нужны в потомке, а именно: открывается файл, который потомок будет писать результат набранной команды, файловый дескриптор файла записывается в <text:s/>отдельную переменную, создаётся массив символов под команду и в него собственно вводится команда.</text:span></text:p>
      <text:p text:style-name="P3"><text:tab/><text:span text:style-name="T13">При разделении процесс-родитель сначала ждёт завершения процесса-потомка. В потомке же сначала при помощи dup2 меняется дескриптор вывода на дескриптор открытого ранее файла, а затем вызывается записанная в массив команда через execlp.</text:span></text:p>
      <text:p text:style-name="P3"><text:tab/><text:span text:style-name="T13">После завершения работы потомка родитель получает через fstat размер файла, создаёт отображение этого файла в память (массив символов) размером с сам файл, и посимвольно считывает элементы этого массива, модифицируя их при нелбходимости (перевод в верхний регистр).</text:span></text:p>
      <text:p text:style-name="P3"><text:tab/><text:span text:style-name="T13">Перед завершением работы программа удаляет созданный ею временный файл.</text:span></text:p>
      <text:p text:style-name="P34"/>
      <text:p text:style-name="P34"/>
      <text:p text:style-name="P34"/>
      <text:p text:style-name="P34"/>
      <text:p text:style-name="P34"/>
      <text:p text:style-name="P12"/>
      <text:p text:style-name="P12"><text:soft-page-break/>6. Strace</text:p>
      <text:p text:style-name="P27">anri@andrew-HP-250-G6:~/Documents/Github_repositories/OS_labs/lab4/src/build$ strace -f -e trace=mmap,clone ./OS_lab4</text:p>
      <text:p text:style-name="P27">mmap(NULL, 126176, PROT_READ, MAP_PRIVATE, 3, 0) = 0x7fecaaed9000</text:p>
      <text:p text:style-name="P27">mmap(NULL, 8192, PROT_READ|PROT_WRITE, MAP_PRIVATE|MAP_ANONYMOUS, -1, 0) = 0x7fecaaed7000</text:p>
      <text:p text:style-name="P27">mmap(NULL, 2221184, PROT_READ|PROT_EXEC, MAP_PRIVATE|MAP_DENYWRITE, 3, 0) = 0x7fecaaab2000</text:p>
      <text:p text:style-name="P27">mmap(0x7fecaaccb000, 8192, PROT_READ|PROT_WRITE, MAP_PRIVATE|MAP_FIXED|MAP_DENYWRITE, 3, 0x19000) = 0x7fecaaccb000</text:p>
      <text:p text:style-name="P27">mmap(0x7fecaaccd000, 13440, PROT_READ|PROT_WRITE, MAP_PRIVATE|MAP_FIXED|MAP_ANONYMOUS, -1, 0) = 0x7fecaaccd000</text:p>
      <text:p text:style-name="P27">mmap(NULL, 4131552, PROT_READ|PROT_EXEC, MAP_PRIVATE|MAP_DENYWRITE, 3, 0) = 0x7fecaa6c1000</text:p>
      <text:p text:style-name="P27">mmap(0x7fecaaaa8000, 24576, PROT_READ|PROT_WRITE, MAP_PRIVATE|MAP_FIXED|MAP_DENYWRITE, 3, 0x1e7000) = 0x7fecaaaa8000</text:p>
      <text:p text:style-name="P27">mmap(0x7fecaaaae000, 15072, PROT_READ|PROT_WRITE, MAP_PRIVATE|MAP_FIXED|MAP_ANONYMOUS, -1, 0) = 0x7fecaaaae000</text:p>
      <text:p text:style-name="P27">mmap(NULL, 12288, PROT_READ|PROT_WRITE, MAP_PRIVATE|MAP_ANONYMOUS, -1, 0) = 0x7fecaaed4000</text:p>
      <text:p text:style-name="P27">pwd</text:p>
      <text:p text:style-name="P31">clone(strace: Process 9198 attached</text:p>
      <text:p text:style-name="P31">child_stack=NULL, flags=CLONE_CHILD_CLEARTID|CLONE_CHILD_SETTID|SIGCHLD, child_tidptr=0x7fecaaed4a10) = 9198</text:p>
      <text:p text:style-name="P27">trying to enter parent...</text:p>
      <text:p text:style-name="P27">now in child</text:p>
      <text:p text:style-name="P27">[pid <text:s/>9198] mmap(NULL, 126176, PROT_READ, MAP_PRIVATE, 4, 0) = 0x7f2e6772e000</text:p>
      <text:p text:style-name="P27">[pid <text:s/>9198] mmap(NULL, 8192, PROT_READ|PROT_WRITE, MAP_PRIVATE|MAP_ANONYMOUS, -1, 0) = 0x7f2e6772c000</text:p>
      <text:p text:style-name="P27">[pid <text:s/>9198] mmap(NULL, 4131552, PROT_READ|PROT_EXEC, MAP_PRIVATE|MAP_DENYWRITE, 4, 0) = 0x7f2e67135000</text:p>
      <text:p text:style-name="P27">[pid <text:s/>9198] mmap(0x7f2e6751c000, 24576, PROT_READ|PROT_WRITE, MAP_PRIVATE|MAP_FIXED|MAP_DENYWRITE, 4, 0x1e7000) = 0x7f2e6751c000</text:p>
      <text:p text:style-name="P27">[pid <text:s/>9198] mmap(0x7f2e67522000, 15072, PROT_READ|PROT_WRITE, MAP_PRIVATE|MAP_FIXED|MAP_ANONYMOUS, -1, 0) = 0x7f2e67522000</text:p>
      <text:p text:style-name="P27">[pid <text:s/>9198] mmap(NULL, 10281936, PROT_READ, MAP_PRIVATE, 4, 0) = 0x7f2e66766000</text:p>
      <text:p text:style-name="P27">[pid <text:s/>9198] +++ exited with 0 +++</text:p>
      <text:p text:style-name="P27">--- SIGCHLD {si_signo=SIGCHLD, si_code=CLD_EXITED, si_pid=9198, si_uid=1000, si_status=0, si_utime=0, si_stime=0} ---</text:p>
      <text:p text:style-name="P27">now in parent</text:p>
      <text:p text:style-name="P31">mmap(NULL, 64, PROT_READ|PROT_WRITE, MAP_SHARED, 3, 0) = 0x7fecaaef7000</text:p>
      <text:p text:style-name="P27">/HOME/ANRI/DOCUMENTS/GITHUB_REPOSITORIES/OS_LABS/LAB4/SRC/BUILD</text:p>
      <text:p text:style-name="P27">clone(strace: Process 9199 attached</text:p>
      <text:p text:style-name="P27">child_stack=NULL, flags=CLONE_PARENT_SETTID|SIGCHLD, parent_tidptr=0x7ffe451f376c) = 9199</text:p>
      <text:p text:style-name="P27">[pid <text:s/>9199] mmap(NULL, 126176, PROT_READ, MAP_PRIVATE, 4, 0) = 0x7fe997d85000</text:p>
      <text:p text:style-name="P27">[pid <text:s/>9199] mmap(NULL, 8192, PROT_READ|PROT_WRITE, MAP_PRIVATE|MAP_ANONYMOUS, -1, 0) = 0x7fe997d83000</text:p>
      <text:p text:style-name="P27">[pid <text:s/>9199] mmap(NULL, 4131552, PROT_READ|PROT_EXEC, MAP_PRIVATE|MAP_DENYWRITE, 4, 0) = 0x7fe99778c000</text:p>
      <text:p text:style-name="P27">[pid <text:s/>9199] mmap(0x7fe997b73000, 24576, PROT_READ|PROT_WRITE, MAP_PRIVATE|MAP_FIXED|MAP_DENYWRITE, 4, 0x1e7000) = 0x7fe997b73000</text:p>
      <text:p text:style-name="P27"><text:soft-page-break/>[pid <text:s/>9199] mmap(0x7fe997b79000, 15072, PROT_READ|PROT_WRITE, MAP_PRIVATE|MAP_FIXED|MAP_ANONYMOUS, -1, 0) = 0x7fe997b79000</text:p>
      <text:p text:style-name="P27">[pid <text:s/>9199] clone(child_stack=NULL, flags=CLONE_CHILD_CLEARTID|CLONE_CHILD_SETTID|SIGCHLD, child_tidptr=0x7fe997d84810) = 9200</text:p>
      <text:p text:style-name="P27">strace: Process 9200 attached</text:p>
      <text:p text:style-name="P27">[pid <text:s/>9200] mmap(NULL, 126176, PROT_READ, MAP_PRIVATE, 4, 0) = 0x7f8db61cc000</text:p>
      <text:p text:style-name="P27">[pid <text:s/>9200] mmap(NULL, 8192, PROT_READ|PROT_WRITE, MAP_PRIVATE|MAP_ANONYMOUS, -1, 0) = 0x7f8db61ca000</text:p>
      <text:p text:style-name="P27">[pid <text:s/>9200] mmap(NULL, 4131552, PROT_READ|PROT_EXEC, MAP_PRIVATE|MAP_DENYWRITE, 4, 0) = 0x7f8db5bd3000</text:p>
      <text:p text:style-name="P27">[pid <text:s/>9200] mmap(0x7f8db5fba000, 24576, PROT_READ|PROT_WRITE, MAP_PRIVATE|MAP_FIXED|MAP_DENYWRITE, 4, 0x1e7000) = 0x7f8db5fba000</text:p>
      <text:p text:style-name="P27">[pid <text:s/>9200] mmap(0x7f8db5fc0000, 15072, PROT_READ|PROT_WRITE, MAP_PRIVATE|MAP_FIXED|MAP_ANONYMOUS, -1, 0) = 0x7f8db5fc0000</text:p>
      <text:p text:style-name="P27">[pid <text:s/>9200] mmap(NULL, 10281936, PROT_READ, MAP_PRIVATE, 4, 0) = 0x7f8db5204000</text:p>
      <text:p text:style-name="P27">[pid <text:s/>9200] +++ exited with 0 +++</text:p>
      <text:p text:style-name="P27">[pid <text:s/>9199] --- SIGCHLD {si_signo=SIGCHLD, si_code=CLD_EXITED, si_pid=9200, si_uid=1000, si_status=0, si_utime=0, si_stime=0} ---</text:p>
      <text:p text:style-name="P27">[pid <text:s/>9199] +++ exited with 0 +++</text:p>
      <text:p text:style-name="P27">--- SIGCHLD {si_signo=SIGCHLD, si_code=CLD_EXITED, si_pid=9199, si_uid=1000, si_status=0, si_utime=0, si_stime=0} ---</text:p>
      <text:p text:style-name="P27">+++ exited with 0 +++</text:p>
      <text:p text:style-name="P27">anri@andrew-HP-250-G6:~/Documents/Github_repositories/OS_labs/lab4/src/build$ </text:p>
      <text:p text:style-name="P14"><text:tab/></text:p>
      <text:p text:style-name="P10"/>
      <text:p text:style-name="P10"/>
      <text:p text:style-name="P10">Вывод</text:p>
      <text:p text:style-name="P3"><text:tab/><text:span text:style-name="T8">Проделав работу, я изучил основные принципы работы именованных семафоров в Linux (да, они не используются в данной работе, но чтобы понять, что они мне не помогут, мне пришлось их основательно изучить), узнал, что такое отображение файлов в память и для чего оно может применяться. Также (благодаря семафорам) я немного глубже изучил возможность задания прав чтения и записи при открытии файл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2-01T16:36:46.676357799</dc:date>
    <meta:editing-duration>PT20M46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6" meta:paragraph-count="163" meta:word-count="885" meta:character-count="8654" meta:non-whitespace-character-count="7484"/>
  </office:meta>
</office:document-meta>
</file>